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fe5" officeooo:paragraph-rsid="000ebfe5"/>
    </style:style>
    <style:style style:name="P2" style:family="paragraph" style:parent-style-name="Standard">
      <style:text-properties officeooo:rsid="000ebfe5" officeooo:paragraph-rsid="000f2f70"/>
    </style:style>
    <style:style style:name="P3" style:family="paragraph" style:parent-style-name="Standard">
      <style:text-properties officeooo:rsid="000f2f70" officeooo:paragraph-rsid="000f2f70"/>
    </style:style>
    <style:style style:name="P4" style:family="paragraph" style:parent-style-name="Standard">
      <style:text-properties officeooo:rsid="0010b2af" officeooo:paragraph-rsid="0010b2af"/>
    </style:style>
    <style:style style:name="P5" style:family="paragraph" style:parent-style-name="Standard">
      <style:text-properties officeooo:rsid="000f2f70" officeooo:paragraph-rsid="000f2f70"/>
    </style:style>
    <style:style style:name="P6" style:family="paragraph" style:parent-style-name="Standard" style:list-style-name="L1">
      <style:text-properties officeooo:rsid="000f2f70" officeooo:paragraph-rsid="000f2f70"/>
    </style:style>
    <style:style style:name="P7" style:family="paragraph" style:parent-style-name="Standard">
      <style:text-properties officeooo:rsid="0015489c" officeooo:paragraph-rsid="0015489c"/>
    </style:style>
    <style:style style:name="P8" style:family="paragraph" style:parent-style-name="Standard" style:list-style-name="L2">
      <style:text-properties officeooo:rsid="0015489c" officeooo:paragraph-rsid="0015489c"/>
    </style:style>
    <style:style style:name="P9" style:family="paragraph" style:parent-style-name="Standard" style:list-style-name="L3">
      <style:text-properties officeooo:rsid="0015489c" officeooo:paragraph-rsid="0015489c"/>
    </style:style>
    <style:style style:name="P10" style:family="paragraph" style:parent-style-name="Standard" style:list-style-name="L3">
      <style:text-properties officeooo:paragraph-rsid="0015489c"/>
    </style:style>
    <style:style style:name="P11" style:family="paragraph" style:parent-style-name="Standard">
      <style:text-properties officeooo:rsid="00123c7f" officeooo:paragraph-rsid="0015489c"/>
    </style:style>
    <style:style style:name="P12" style:family="paragraph" style:parent-style-name="Standard" style:list-style-name="L1" style:master-page-name="">
      <style:paragraph-properties fo:margin-left="1.7cm" fo:margin-right="0cm" fo:text-indent="-0.6cm" style:auto-text-indent="false" style:page-number="auto"/>
      <style:text-properties officeooo:rsid="000f2f70" officeooo:paragraph-rsid="000f2f70"/>
    </style:style>
    <style:style style:name="P13" style:family="paragraph" style:parent-style-name="Standard" style:list-style-name="L1">
      <style:paragraph-properties fo:margin-left="1.7cm" fo:margin-right="0cm" fo:text-indent="-0.6cm" style:auto-text-indent="false"/>
      <style:text-properties officeooo:rsid="000f2f70" officeooo:paragraph-rsid="000f2f70"/>
    </style:style>
    <style:style style:name="P14" style:family="paragraph" style:parent-style-name="Standard" style:list-style-name="L1" style:master-page-name="">
      <style:paragraph-properties fo:margin-left="2.101cm" fo:margin-right="0cm" fo:text-indent="-0.6cm" style:auto-text-indent="false" style:page-number="auto"/>
      <style:text-properties officeooo:rsid="000f2f70" officeooo:paragraph-rsid="000f2f70"/>
    </style:style>
    <style:style style:name="P15" style:family="paragraph" style:parent-style-name="Standard" style:list-style-name="L1" style:master-page-name="">
      <style:paragraph-properties fo:margin-left="2.101cm" fo:margin-right="0cm" fo:text-indent="-0.6cm" style:auto-text-indent="false" style:page-number="auto"/>
      <style:text-properties officeooo:rsid="0010b2af" officeooo:paragraph-rsid="0010b2af"/>
    </style:style>
    <style:style style:name="P16" style:family="paragraph" style:parent-style-name="Standard" style:list-style-name="L1">
      <style:paragraph-properties fo:margin-left="2.101cm" fo:margin-right="0cm" fo:text-indent="-0.6cm" style:auto-text-indent="false"/>
      <style:text-properties officeooo:rsid="000f2f70" officeooo:paragraph-rsid="000f2f70"/>
    </style:style>
    <style:style style:name="P17" style:family="paragraph" style:parent-style-name="Standard" style:list-style-name="L1" style:master-page-name="">
      <style:paragraph-properties fo:margin-left="2.499cm" fo:margin-right="0cm" fo:text-indent="-0.6cm" style:auto-text-indent="false" style:page-number="auto"/>
      <style:text-properties officeooo:rsid="0010b2af" officeooo:paragraph-rsid="0010b2af"/>
    </style:style>
    <style:style style:name="P18" style:family="paragraph" style:parent-style-name="Standard" style:list-style-name="L1" style:master-page-name="">
      <style:paragraph-properties fo:margin-left="2.9cm" fo:margin-right="0cm" fo:text-indent="-0.6cm" style:auto-text-indent="false" style:page-number="auto"/>
      <style:text-properties officeooo:rsid="000ebfe5" officeooo:paragraph-rsid="0010b2af"/>
    </style:style>
    <style:style style:name="T1" style:family="text">
      <style:text-properties officeooo:rsid="000ebfe5"/>
    </style:style>
    <style:style style:name="T2" style:family="text">
      <style:text-properties officeooo:rsid="0010b2af"/>
    </style:style>
    <style:style style:name="T3" style:family="text">
      <style:text-properties officeooo:rsid="0012390c"/>
    </style:style>
    <style:style style:name="T4" style:family="text">
      <style:text-properties officeooo:rsid="00126f7e"/>
    </style:style>
    <style:style style:name="T5" style:family="text">
      <style:text-properties officeooo:rsid="001371b7"/>
    </style:style>
    <style:style style:name="T6" style:family="text">
      <style:text-properties officeooo:rsid="00137720"/>
    </style:style>
    <style:style style:name="T7" style:family="text">
      <style:text-properties officeooo:rsid="0015489c"/>
    </style:style>
    <style:style style:name="T8" style:family="text">
      <style:text-properties officeooo:rsid="001721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по кастомизации шаблонов платежных страниц</text:p>
      <text:p text:style-name="P3"/>
      <text:p text:style-name="P7">Каждому пользователю доступно для кастомизации 10 типов платежных форм. Данные формы находятся по следующему пути: templates/custom/{id ресурса}/{название темы}/</text:p>
      <text:p text:style-name="P7"/>
      <text:p text:style-name="P7">По умолчанию, все формы ссылаются на базовые ресурсы, расположенные по пути: templates/common. При кастомизации шаблонов не допускается непосредственное удаление или изменение данных ресурсов в указанной папке. В случае, если ресурс не должен использоваться в шаблоне, достаточно удалить в шаблоне ссылку на него.</text:p>
      <text:p text:style-name="P7"/>
      <text:p text:style-name="P7">По пути templates/custom/{id ресурса}/{название темы}/ пользователю доступны следующие папки, в которых он должен размещать свои ресурсы:</text:p>
      <text:list xml:id="list8900289280413924107" text:style-name="L2">
        <text:list-item>
          <text:p text:style-name="P8">fonts — папка для шрифтов, используемых в шаблоне</text:p>
        </text:list-item>
        <text:list-item>
          <text:p text:style-name="P8">img — папка для графических ресурсов (картинки, подложки и т. п.), кроме логотипов</text:p>
        </text:list-item>
        <text:list-item>
          <text:p text:style-name="P8">logo — папка для логотипов компании, платежных систем и т. п.</text:p>
        </text:list-item>
        <text:list-item>
          <text:p text:style-name="P8">scripts — папка для javascript-файлов</text:p>
        </text:list-item>
        <text:list-item>
          <text:p text:style-name="P8">styles — папка для css-файлов</text:p>
        </text:list-item>
      </text:list>
      <text:p text:style-name="P7"/>
      <text:p text:style-name="P7">Процесс кастомизации обычно проходит следующим образом:</text:p>
      <text:p text:style-name="P7"/>
      <text:list xml:id="list5515369390799623917" text:style-name="L3">
        <text:list-item>
          <text:p text:style-name="P10"><text:span text:style-name="T7">Пользователь, получив эталонные базовые шаблоны, определяет изменения в html-коде, которые ему потребуется внести. При этом не допускается изменение атрибутов «name» у элементов форм, а также js-скриптов, прописанных в коде шаблонов и подключенных извне к шаблону.</text:span></text:p>
        </text:list-item>
        <text:list-item>
          <text:p text:style-name="P9">Подготавливает (если таковые имеются) <text:span text:style-name="T8">собственные</text:span> ресурсы для шаблонов (javascript-файлы, файлы стилей, изображения и логотипы). </text:p>
        </text:list-item>
        <text:list-item>
          <text:p text:style-name="P9">В случае, если для достижения требуемой функциональности <text:span text:style-name="T8">необходимо</text:span> редактирование базового ресурса (файла стилей или js-файла), данная функциональность оформля<text:span text:style-name="T8">ет</text:span>ся отдельным пользовательским файлом, котор<text:span text:style-name="T8">ый</text:span> переопределит существующее поведение <text:span text:style-name="T8">скрипта</text:span>.</text:p>
        </text:list-item>
        <text:list-item>
          <text:p text:style-name="P9">Раскладывает <text:span text:style-name="T8">пользовательские</text:span> ресурсы по папкам внутри templates/custom/{id ресурса}/{название темы}/ <text:s/>и подключает их в шаблонах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9:32:42.944343102</meta:creation-date>
    <dc:date>2015-06-25T17:45:01.067297811</dc:date>
    <meta:editing-duration>PT58M4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23" meta:character-count="1765" meta:non-whitespace-character-count="1558"/>
  </office:meta>
</office:document-meta>
</file>